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72f" draw:textarea-horizontal-align="justify" draw:textarea-vertical-align="middle" draw:auto-grow-height="false" fo:min-height="4.75cm" fo:min-width="12cm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2.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2.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52cm" fo:min-width="2.89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1.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25cm" fo:min-width="14.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3.85cm" fo:min-width="5.8cm"/>
    </style:style>
    <style:style style:name="gr9" style:family="graphic" style:parent-style-name="standard">
      <style:graphic-properties draw:textarea-horizontal-align="justify" draw:textarea-vertical-align="middle" draw:auto-grow-height="false" fo:min-height="14.15cm" fo:min-width="5.1cm"/>
      <style:paragraph-properties style:writing-mode="lr-tb"/>
    </style:style>
    <style:style style:name="P1" style:family="paragraph">
      <loext:graphic-properties draw:fill-color="#ff972f"/>
      <style:paragraph-properties fo:margin-left="0.5cm" fo:margin-right="0cm" fo:text-align="center" fo:text-indent="0cm"/>
      <style:text-properties fo:color="#c9211e" fo:text-shadow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Tisch" draw:style-name="gr1" draw:text-style-name="P1" draw:layer="layout" svg:width="12.5cm" svg:height="5cm" svg:x="8.7cm" svg:y="15.1cm">
          <svg:title>Tisch</svg:title>
          <svg:desc>tisch
</svg:desc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cm" svg:height="5cm" svg:x="9.4cm" svg:y="16.2cm">
          <text:p text:style-name="P2"><text:span text:style-name="T1">Tisch</text:span></text:p>
          <text:p text:style-name="P2"><text:span text:style-name="T1"/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Computer" draw:style-name="gr3" draw:text-style-name="P4" draw:layer="layout" svg:width="3.1cm" svg:height="2.4cm" svg:x="8.5cm" svg:y="12.8cm">
          <text:p text:style-name="P4">Comput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2cm" svg:height="1.6cm" svg:x="18cm" svg:y="13.6cm">
          <text:p text:style-name="P4">Websit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cm" svg:height="1.7cm" svg:x="14.4cm" svg:y="12.6cm">
          <text:p text:style-name="P4">Neuronen Mod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7cm" svg:height="1.8cm" svg:x="12.4cm" svg:y="13.3cm">
          <text:p text:style-name="P4">Duden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5.2cm" svg:height="5.5cm" svg:x="6.7cm" svg:y="5.8cm">
          <text:p text:style-name="P4">Die Vergleiche Spracherkennung Punktierung und </text:p>
          <text:p text:style-name="P4">Menschen(Antonios)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3cm" svg:height="14.1cm" svg:x="22.1cm" svg:y="5.9cm">
          <text:p text:style-name="P4">Datenschutz</text:p>
          <text:p text:style-name="P4">Wichtig</text:p>
          <text:p text:style-name="P4">Und wie funktioniert</text:p>
          <text:p text:style-name="P4">Spracherkennung</text:p>
          <text:p text:style-name="P4">(Antonios)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6cm" svg:height="14.4cm" svg:x="1cm" svg:y="6.1cm">
          <text:p text:style-name="P4">Unser Model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3T19:36:09.409724091</meta:creation-date>
    <dc:date>2020-02-23T19:42:16.586253991</dc:date>
    <meta:editing-duration>PT6M8S</meta:editing-duration>
    <meta:editing-cycles>1</meta:editing-cycles>
    <meta:document-statistic meta:object-count="9"/>
    <meta:generator>LibreOffice/6.3.4.2$Linux_X86_64 LibreOffice_project/30$Build-2</meta:generator>
  </office:meta>
</office:document-meta>
</file>